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officeooo:rsid="002e8005" officeooo:paragraph-rsid="002e8005"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4b738"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54d4e"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d2e9b"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e8d5b"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128f4"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201c6"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60dd6"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8fe91"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9b609"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daa91"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fddfd"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4d4e" officeooo:paragraph-rsid="001aabd0"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abd0" officeooo:paragraph-rsid="001aabd0"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2e9b" officeooo:paragraph-rsid="001d2e9b"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7b0" officeooo:paragraph-rsid="0027c7b0"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fe91" officeooo:paragraph-rsid="0028fe91"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4c06" officeooo:paragraph-rsid="002a4c06" style:font-style-asian="normal" style:font-style-complex="normal"/>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2e8005" officeooo:paragraph-rsid="002e8005"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daa91" officeooo:paragraph-rsid="002daa91"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40d8e" officeooo:paragraph-rsid="00340d8e"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7c7b0" officeooo:paragraph-rsid="0027c7b0"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2" style:family="paragraph" style:parent-style-name="Text_20_body">
      <style:paragraph-properties fo:text-align="justify" style:justify-single-word="false"/>
    </style:style>
    <style:style style:name="P93" style:family="paragraph" style:parent-style-name="Text_20_body">
      <style:text-properties fo:color="#ff6600" fo:language="ru" fo:country="RU"/>
    </style:style>
    <style:style style:name="P94" style:family="paragraph" style:parent-style-name="Text_20_body">
      <style:text-properties fo:language="ru" fo:country="RU"/>
    </style:style>
    <style:style style:name="P95" style:family="paragraph" style:parent-style-name="Text_20_body">
      <loext:graphic-properties draw:fill="solid" draw:fill-color="#eeeeee" draw:opacity="100%"/>
      <style:paragraph-properties fo:background-color="#eeeeee"/>
      <style:text-properties fo:language="ru" fo:country="RU"/>
    </style:style>
    <style:style style:name="P9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background-color="#eeeeee"/>
    </style:style>
    <style:style style:name="P98" style:family="paragraph" style:parent-style-name="First_20_line_20_indent">
      <loext:graphic-properties draw:fill="solid" draw:fill-color="#eeeeee" draw:opacity="100%"/>
      <style:paragraph-properties fo:background-color="#eeeeee"/>
      <style:text-properties fo:language="ru" fo:country="RU"/>
    </style:style>
    <style:style style:name="P9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0" style:family="paragraph" style:parent-style-name="Text_20_body">
      <style:paragraph-properties fo:margin-left="0in" fo:margin-right="0in" fo:text-align="justify" style:justify-single-word="false" fo:text-indent="0in" style:auto-text-indent="false"/>
    </style:style>
    <style:style style:name="P101" style:family="paragraph" style:parent-style-name="Text_20_body">
      <style:paragraph-properties fo:margin-left="0in" fo:margin-right="0in" fo:text-align="justify" style:justify-single-word="false" fo:text-indent="0in" style:auto-text-indent="false"/>
      <style:text-properties fo:color="#800000"/>
    </style:style>
    <style:style style:name="P102" style:family="paragraph" style:parent-style-name="Text_20_body">
      <style:paragraph-properties fo:margin-left="0in" fo:margin-right="0in" fo:text-align="center" style:justify-single-word="false" fo:text-indent="0in" style:auto-text-indent="false"/>
    </style:style>
    <style:style style:name="P10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1" style:family="paragraph" style:parent-style-name="Footnote">
      <style:text-properties fo:language="en" fo:country="US"/>
    </style:style>
    <style:style style:name="P112" style:family="paragraph" style:parent-style-name="Footnote">
      <style:text-properties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fo:language="ru" fo:country="RU"/>
    </style:style>
    <style:style style:name="P122" style:family="paragraph" style:parent-style-name="Text_20_body" style:list-style-name="L2">
      <style:paragraph-properties fo:text-align="justify" style:justify-single-word="false"/>
      <style:text-properties fo:language="ru" fo:country="RU"/>
    </style:style>
    <style:style style:name="P123" style:family="paragraph" style:parent-style-name="Text_20_body" style:list-style-name="L3">
      <style:text-properties fo:language="ru" fo:country="RU"/>
    </style:style>
    <style:style style:name="P12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72e74" style:font-style-asian="normal" style:font-style-complex="normal"/>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cb10c" style:font-style-asian="normal" style:font-style-complex="normal"/>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31f13" style:font-style-asian="normal" style:font-style-complex="normal"/>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3eb1a" style:font-style-asian="normal" style:font-style-complex="normal"/>
    </style:style>
    <style:style style:name="P12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76e64" style:font-style-asian="normal" style:font-style-complex="normal"/>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819e5" style:font-style-asian="normal" style:font-style-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c053c" style:font-style-asian="normal" style:font-style-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b10c" officeooo:paragraph-rsid="003cb10c" style:font-style-asian="normal" style:font-style-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dfc9e" officeooo:paragraph-rsid="003dfc9e" style:font-style-asian="normal" style:font-style-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eed27" officeooo:paragraph-rsid="003eed27" style:font-style-asian="normal" style:font-style-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d1d4a" style:font-style-asian="normal" style:font-style-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1dacc" officeooo:paragraph-rsid="0041dacc" style:font-style-asian="normal" style:font-style-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5d566" officeooo:paragraph-rsid="0045d566" style:font-style-asian="normal" style:font-style-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819e5" officeooo:paragraph-rsid="004819e5" style:font-style-asian="normal" style:font-style-complex="normal"/>
    </style:style>
    <style:style style:name="P14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officeooo:rsid="004a51d7" officeooo:paragraph-rsid="004a51d7"/>
    </style:style>
    <style:style style:name="P14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loext:graphic-properties draw:fill="solid" draw:fill-color="#eeeeee" draw:opacity="100%"/>
      <style:paragraph-properties fo:background-color="#eeeeee"/>
      <style:text-properties fo:language="ru" fo:country="RU"/>
    </style:style>
    <style:style style:name="P149" style:family="paragraph" style:parent-style-name="Heading_20_2">
      <loext:graphic-properties draw:fill="solid" draw:fill-color="#eeeeee" draw:opacity="100%"/>
      <style:paragraph-properties fo:background-color="#eeeeee"/>
    </style:style>
    <style:style style:name="P150" style:family="paragraph" style:parent-style-name="Heading_20_1">
      <loext:graphic-properties draw:fill="solid" draw:fill-color="#eeeeee" draw:opacity="100%"/>
      <style:paragraph-properties fo:background-color="#eeeeee"/>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800000" officeooo:rsid="003138a6"/>
    </style:style>
    <style:style style:name="T17" style:family="text">
      <style:text-properties fo:color="#800000" officeooo:rsid="004a51d7"/>
    </style:style>
    <style:style style:name="T18" style:family="text">
      <style:text-properties fo:color="#800000" officeooo:rsid="004cb1b2"/>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officeooo:rsid="0022e811"/>
    </style:style>
    <style:style style:name="T25" style:family="text">
      <style:text-properties fo:background-color="transparent" loext:char-shading-value="0"/>
    </style:style>
    <style:style style:name="T26" style:family="text">
      <style:text-properties style:text-position="super 58%"/>
    </style:style>
    <style:style style:name="T27" style:family="text">
      <style:text-properties fo:color="#c5000b"/>
    </style:style>
    <style:style style:name="T28" style:family="text">
      <style:text-properties fo:language="fr" fo:country="FR"/>
    </style:style>
    <style:style style:name="T29" style:family="text">
      <style:text-properties fo:color="#0000ff"/>
    </style:style>
    <style:style style:name="T30" style:family="text">
      <style:text-properties officeooo:rsid="0014b738"/>
    </style:style>
    <style:style style:name="T31" style:family="text">
      <style:text-properties officeooo:rsid="0014cfe8"/>
    </style:style>
    <style:style style:name="T32" style:family="text">
      <style:text-properties officeooo:rsid="00154d4e"/>
    </style:style>
    <style:style style:name="T33" style:family="text">
      <style:text-properties officeooo:rsid="0016f818"/>
    </style:style>
    <style:style style:name="T34" style:family="text">
      <style:text-properties officeooo:rsid="001aabd0"/>
    </style:style>
    <style:style style:name="T35" style:family="text">
      <style:text-properties officeooo:rsid="001aeb85"/>
    </style:style>
    <style:style style:name="T36" style:family="text">
      <style:text-properties officeooo:rsid="001bdda2"/>
    </style:style>
    <style:style style:name="T37" style:family="text">
      <style:text-properties officeooo:rsid="001e8d5b"/>
    </style:style>
    <style:style style:name="T38" style:family="text">
      <style:text-properties officeooo:rsid="001f3579"/>
    </style:style>
    <style:style style:name="T39" style:family="text">
      <style:text-properties officeooo:rsid="002128f4"/>
    </style:style>
    <style:style style:name="T40" style:family="text">
      <style:text-properties officeooo:rsid="002201c6"/>
    </style:style>
    <style:style style:name="T41" style:family="text">
      <style:text-properties officeooo:rsid="0022e811"/>
    </style:style>
    <style:style style:name="T42" style:family="text">
      <style:text-properties officeooo:rsid="002431e7"/>
    </style:style>
    <style:style style:name="T43" style:family="text">
      <style:text-properties officeooo:rsid="00260dd6"/>
    </style:style>
    <style:style style:name="T44" style:family="text">
      <style:text-properties officeooo:rsid="0026164a"/>
    </style:style>
    <style:style style:name="T45" style:family="text">
      <style:text-properties officeooo:rsid="0028fe91"/>
    </style:style>
    <style:style style:name="T46" style:family="text">
      <style:text-properties officeooo:rsid="00292491"/>
    </style:style>
    <style:style style:name="T47" style:family="text">
      <style:text-properties officeooo:rsid="0029b609"/>
    </style:style>
    <style:style style:name="T48" style:family="text">
      <style:text-properties officeooo:rsid="002b0e5c"/>
    </style:style>
    <style:style style:name="T49" style:family="text">
      <style:text-properties officeooo:rsid="002c83ba"/>
    </style:style>
    <style:style style:name="T50" style:family="text">
      <style:text-properties officeooo:rsid="002daa91"/>
    </style:style>
    <style:style style:name="T51" style:family="text">
      <style:text-properties officeooo:rsid="002e8005"/>
    </style:style>
    <style:style style:name="T52" style:family="text">
      <style:text-properties officeooo:rsid="002fbc34"/>
    </style:style>
    <style:style style:name="T53" style:family="text">
      <style:text-properties officeooo:rsid="002fddfd"/>
    </style:style>
    <style:style style:name="T54" style:family="text">
      <style:text-properties officeooo:rsid="003138a6"/>
    </style:style>
    <style:style style:name="T55" style:family="text">
      <style:text-properties officeooo:rsid="0035d3d2"/>
    </style:style>
    <style:style style:name="T56" style:family="text">
      <style:text-properties officeooo:rsid="00372e74"/>
    </style:style>
    <style:style style:name="T57" style:family="text">
      <style:text-properties officeooo:rsid="00374c61"/>
    </style:style>
    <style:style style:name="T58" style:family="text">
      <style:text-properties officeooo:rsid="00375c76"/>
    </style:style>
    <style:style style:name="T59" style:family="text">
      <style:text-properties officeooo:rsid="003c2179"/>
    </style:style>
    <style:style style:name="T60" style:family="text">
      <style:text-properties officeooo:rsid="003cb10c"/>
    </style:style>
    <style:style style:name="T61" style:family="text">
      <style:text-properties officeooo:rsid="003d8f7d"/>
    </style:style>
    <style:style style:name="T62" style:family="text">
      <style:text-properties officeooo:rsid="0040104e"/>
    </style:style>
    <style:style style:name="T63" style:family="text">
      <style:text-properties officeooo:rsid="004355b5"/>
    </style:style>
    <style:style style:name="T64" style:family="text">
      <style:text-properties officeooo:rsid="0043d7ef"/>
    </style:style>
    <style:style style:name="T65" style:family="text">
      <style:text-properties officeooo:rsid="0043eb1a"/>
    </style:style>
    <style:style style:name="T66" style:family="text">
      <style:text-properties officeooo:rsid="00476e64"/>
    </style:style>
    <style:style style:name="T67" style:family="text">
      <style:text-properties officeooo:rsid="004819e5"/>
    </style:style>
    <style:style style:name="T68" style:family="text">
      <style:text-properties officeooo:rsid="0048da7f"/>
    </style:style>
    <style:style style:name="T69" style:family="text">
      <style:text-properties officeooo:rsid="004a51d7"/>
    </style:style>
    <style:style style:name="T70" style:family="text">
      <style:text-properties officeooo:rsid="004c05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636777908944010452" text:style-name="L1">
        <text:list-item>
          <text:p text:style-name="P120">добавить детектив <text:span text:style-name="T1">(реализовано)</text:span>+ магические уроки/трактаты Старсвирла</text:p>
        </text:list-item>
        <text:list-item>
          <text:p text:style-name="P121">Терра несколько раз пытается убить Макса (один раз — в аквапарке). Несколько раз Макса спасает Селестия (даёт приказы Нексусу)</text:p>
        </text:list-item>
        <text:list-item>
          <text:p text:style-name="P121">Книги:</text:p>
        </text:list-item>
      </text:list>
      <text:list xml:id="list2598337491002991519" text:style-name="L2">
        <text:list-item>
          <text:p text:style-name="P122">«Великие грифоны прошлого» - из канона (5<text:span text:style-name="T5">s8e)</text:span></text:p>
        </text:list-item>
        <text:list-item>
          <text:p text:style-name="P122">«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2">Дасти Вейфарер «Зебрианская культура, быт и фольклор»</text:p>
        </text:list-item>
        <text:list-item>
          <text:p text:style-name="P122">«Краткая история Эквестрии»</text:p>
        </text:list-item>
        <text:list-item>
          <text:p text:style-name="P122">«Шедевры архитектуры Эквестрии» с разделом о Кантерлотском Королевском Дворце</text:p>
        </text:list-item>
        <text:list-item>
          <text:p text:style-name="P122">«Великие дела и великие чары». Страница 893: …</text:p>
        </text:list-item>
        <text:list-item>
          <text:p text:style-name="P122">«Природа Проклятий» - обмен</text:p>
        </text:list-item>
        <text:list-item>
          <text:p text:style-name="P122">«Магия для Чайников» - обмен</text:p>
        </text:list-item>
        <text:list-item>
          <text:p text:style-name="P122">«Энциклопедия Арканум» - обмен</text:p>
        </text:list-item>
        <text:list-item>
          <text:p text:style-name="P122">«О Гейсах» - обмен</text:p>
        </text:list-item>
        <text:list-item>
          <text:p text:style-name="P122">«Тайны Тайных Наук» - обмен</text:p>
        </text:list-item>
        <text:list-item>
          <text:p text:style-name="P122">«Основы Заклятий» - обмен</text:p>
        </text:list-item>
        <text:list-item>
          <text:p text:style-name="P12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834068173161992661" text:style-name="L3">
        <text:list-item>
          <text:p text:style-name="P12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3">Селестия — переменчивая пони. В одно время не строгая, а в другое может быть такой, что страшно становится</text:p>
        </text:list-item>
        <text:list-item>
          <text:p text:style-name="P12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3">Около 820-ти лет назад будущий маг Лайтнинг Стар поступил на обучение к наставнику Тииспоту</text:p>
        </text:list-item>
        <text:list-item>
          <text:p text:style-name="P12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3">У Селестии грива и хвост развеваются и переливаются от магического шампуня</text:p>
        </text:list-item>
        <text:list-item>
          <text:p text:style-name="P123">Тело Селестии очень крепкое — может выдержать несколько тонн земли</text:p>
        </text:list-item>
        <text:list-item>
          <text:p text:style-name="P123">Дискорд намного старше принцесс, его магия сильнее ихней на голову</text:p>
        </text:list-item>
        <text:list-item>
          <text:p text:style-name="P123">Луна младше Селестии на 3 года. Сёстрам около 5000 лет. По другим данным, Селестии около 2500 лет.</text:p>
        </text:list-item>
        <text:list-item>
          <text:p text:style-name="P123">Принцессы начали войну с Дискордом в возрасте, когда им было около 700 лет — и продолжалась война почти сто лет</text:p>
        </text:list-item>
        <text:list-item>
          <text:p text:style-name="P123">Самый главный враг сестёр и Дискорда — скука</text:p>
        </text:list-item>
        <text:list-item>
          <text:p text:style-name="P123">В Эквестрии на одного жеребца приходится четыре - пять кобыл</text:p>
        </text:list-item>
        <text:list-item>
          <text:p text:style-name="P12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3">Селестия в первые полторы тысячи лет путешествовала — и заварила несколько войн (две — с Эквестрией, в одной была против Луны)</text:p>
        </text:list-item>
        <text:list-item>
          <text:p text:style-name="P123">Настоящий цвет гривы Селестии — клубнично-розовая. Радужный цвет гривы и хвоста поддерживается магией</text:p>
        </text:list-item>
        <text:list-item>
          <text:p text:style-name="P123">Кроме Дискорда, старше сестёр ещё старейшина драконов</text:p>
        </text:list-item>
        <text:list-item>
          <text:p text:style-name="P123">Кэйденс не прожила и 60-ти лет и является низкорожденной</text:p>
        </text:list-item>
        <text:list-item>
          <text:p text:style-name="P12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3">Народ тихо фигел от нововведений и с ещё большим ожесточением продолжал делать по-своему</text:p>
        </text:list-item>
        <text:list-item>
          <text:p text:style-name="P12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3">Когда пони женятся, они обмениваются ножными браслетами</text:p>
        </text:list-item>
        <text:list-item>
          <text:p text:style-name="P123">Светилами, кроме сестёр, могут управлять единороги (группы), Дискорд, Твайлайт и Старсвирл</text:p>
        </text:list-item>
        <text:list-item>
          <text:p text:style-name="P123">Королева Кризалис — правительница Зелёной Долины</text:p>
        </text:list-item>
        <text:list-item>
          <text:p text:style-name="P123">Мать Луны и Селестии — аликорн Лорен. Мать Дискорда — Алиса (пони-человек)</text:p>
        </text:list-item>
        <text:list-item>
          <text:p text:style-name="P12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Рома</text:h>
      <text:p text:style-name="P100">Программист в команде UI-программистов</text:p>
      <text:h text:style-name="Heading_20_3" text:outline-level="3"><text:soft-page-break/>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46"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6"><text:note text:id="ftn1" text:note-class="footnote"><text:note-citation>1</text:note-citation><text:note-body><text:p text:style-name="P11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11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72"><text:span text:style-name="T5">&gt;\</text:span>Привет, Нексус. Это Макс.</text:p>
      <text:p text:style-name="P72"><text:span text:style-name="T5">&lt;\</text:span>Привет Макс. <text:span text:style-name="T1">Рад тебя видеть. Где ты отсутствовал три дня?</text:span></text:p>
      <text:p text:style-name="P7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72"><text:span text:style-name="T5">&gt;\</text:span>Как называется наш проект?</text:p>
      <text:p text:style-name="P72"><text:span text:style-name="T5">&lt;\</text:span>Дайсон.</text:p>
      <text:p text:style-name="P72"><text:span text:style-name="T5">&gt;\</text:span>Сколько тебе лет?</text:p>
      <text:p text:style-name="P72"><text:span text:style-name="T5">&lt;\</text:span>Два года с начала запуска кластера.</text:p>
      <text:p text:style-name="P72"><text:span text:style-name="T5">&gt;\</text:span>Какой сейчас год?</text:p>
      <text:p text:style-name="P72"><text:soft-page-break/><text:span text:style-name="T5">&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72"><text:span text:style-name="T5">&gt;\</text:span>Нексус, отключи память <text:span text:style-name="T1">заданий</text:span> за последнюю неделю.</text:p>
      <text:p text:style-name="P72"><text:span text:style-name="T5">&lt;\</text:span>Выполнено.</text:p>
      <text:p text:style-name="P7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2"><text:span text:style-name="T5">&lt;\</text:span><text:span text:style-name="T1">Тебя понял. Читаю задачу...</text:span></text:p>
      <text:p text:style-name="P7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73">Ограничени<text:span text:style-name="T1">е 2: решение должно находиться в правовых рамках уголовного и административного кодекса.</text:span></text:p>
      <text:p text:style-name="P7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3"><text:span text:style-name="T5">&lt;\</text:span><text:span text:style-name="T1">Выполняю задачу</text:span>...</text:p>
      <text:p text:style-name="P73"><text:span text:style-name="T5">&lt;\</text:span>...</text:p>
      <text:p text:style-name="P73"><text:span text:style-name="T5">&lt;\</text:span>Решение:</text:p>
      <text:p text:style-name="P7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72"><text:span text:style-name="T5">&gt;</text:span>\Нексус, почему ты используешь жёсткие настройки <text:span text:style-name="T1">для решения задачи</text:span>?</text:p>
      <text:p text:style-name="P72"><text:span text:style-name="T5">&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7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6">Ага, уже теплее.</text:p>
      <text:p text:style-name="P36"/>
      <text:p text:style-name="P72"><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78">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102">***</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5">ворил </text:span><text:span text:style-name="T2">—</text:span><text:span text:style-name="T2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5">А у нас получается... </text:span><text:span text:style-name="T2">–</text:span><text:span text:style-name="T2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1">AI <text:span text:style-name="T2">– </text:span><text:span text:style-name="T2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75">Музыка быстрая, тревожная, надорваная и печальная (Pet Shop Boys “So Hard” ?)</text:p>
      <text:p text:style-name="P25"/>
      <text:p text:style-name="P10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5">, </text:span><text:span text:style-name="T2">а от снотворного таких глюков у меня ни разу не было</text:span><text:span text:style-name="T2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8">Jack of Hearts</text:span><text:span text:style-name="T28"><text:note text:id="ftn7" text:note-class="footnote"><text:note-citation>7</text:note-citation><text:note-body><text:p text:style-name="Footnote"><text:bookmark text:name="result_box1"/><text:span text:style-name="T28">Jack of Hearts</text:span> <text:span text:style-name="T1">– Червовый валет (фр.)</text:span></text:p></text:note-body></text:note></text:span><text:span text:style-name="T2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2">Спи, сестра моя родная,<text:line-break/>Спи. Усни.<text:line-break/>Крыльями тебя укрою,<text:line-break/>Спи. Усни.</text:p><text:p text:style-name="P112"><text:tab/>В чаще тёмной волки воют,<text:line-break/>Спи. Усни.</text:p><text:p text:style-name="P112"><text:tab/>В мрачном замке духи ноют,<text:line-break/>Спи. Усни.</text:p><text:p text:style-name="P112"><text:tab/>Сказки вечность нам читает,<text:line-break/>Спи. Усни.<text:line-break/>День осенний угасает,<text:line-break/>Спи. Усни.<text:line-break/>Помни только в сне глубоком,</text:p><text:p text:style-name="P11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76">Музыка медленная, фэнтезийная, средневековая, изысканая, дворцовая (стиль Dire Straits “Coyote”)</text:p>
      <text:p text:style-name="P9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76"/>
      <text:p text:style-name="P19">Глава IV. Пределы магии</text:p>
      <text:p text:style-name="P18"/>
      <text:p text:style-name="P19">Вашему покорному слуге известны четыре предела магии: </text:p>
      <text:list xml:id="list3863831954697902404"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111">– <text:span text:style-name="T1">Восемь, о учитель!</text:span></text:p><text:p text:style-name="P111">–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7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 </text:p>
      <text:p text:style-name="P7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7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7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text:span text:style-name="T41">бракованные </text:span><text:span text:style-name="T24">парящие платформы</text:span><text:span text:style-name="T22">.</text:span> Но дворцовым бюрократам необязательно ж знать, КАК я их уничтожаю, хе-хе! Некоторые из <text:span text:style-name="T22">платформ </text:span>уничтожаются путём повышенного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text:span><text:span text:style-name="T24">тихо </text:span><text:span text:style-name="T22">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9">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8">На книгу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4">Селестия нахмурилась и приняла грозный вид.</text:p>
      <text:p text:style-name="P44"><text:span text:style-name="T5">– </text:span>Не забывай, человек, я — могущественный маг и правитель Эквестрии. Ко мне нужно относиться с <text:soft-page-break/>должным уважением!</text:p>
      <text:p text:style-name="P44"><text:span text:style-name="T5">– </text:span>А то что? Превратишь в жабу? Сошлёшь на Луну? Убьёшь нахер?</text:p>
      <text:p text:style-name="P44">Аликорница сникла. Уши её опустились.</text:p>
      <text:p text:style-name="P44"><text:span text:style-name="T5">– </text:span>Макс, не надо... Ты же знаешь, я этого не сделаю.</text:p>
      <text:p text:style-name="P4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4"><text:span text:style-name="T5">Аликорница уселась н</text:span>а пол <text:span text:style-name="T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5">– </text:span>Вот, читай отсюда. <text:span text:style-name="T5">– а</text:span>ликорница подчеркнула абзац копытом.</text:p>
      <text:p text:style-name="P44"/>
      <text:p text:style-name="P46">***</text:p>
      <text:p text:style-name="P46"/>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будут исчезать пони, города приходить в запустение <text:span text:style-name="T42">и пропадать с карт</text:span>,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text:span text:style-name="T42">е</text:span>######<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text:soft-page-break/></text:p>
      <text:p text:style-name="P44">&lt;<text:span text:style-name="T11">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2">–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47" text:outline-level="2"><text:span text:style-name="T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text:soft-page-break/>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29">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по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137">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text:soft-page-break/>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text:span text:style-name="T63">Через некоторое время</text:span>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text:soft-page-break/>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text:span text:style-name="T64">е</text:span>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
      <text:h text:style-name="Heading_20_2" text:outline-level="2"><text:soft-page-break/><text:span text:style-name="T5">6. </text:span>“Феникс”</text:h>
      <text:p text:style-name="P63"/>
      <text:p text:style-name="P71"><text:span text:style-name="T48">~~~ </text:span>Завтра на <text:span text:style-name="T55">семь</text:span> в библиотеке <text:span text:style-name="T48">~~~</text:span></text:p>
      <text:p text:style-name="P71"/>
      <text:p text:style-name="P44">–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text:span text:style-name="T49">откалибровать</text:span> — ещё послужат!</text:p>
      <text:p text:style-name="P44">Норф носился по мастерской, окрылённый новообретенным учеником.</text:p>
      <text:p text:style-name="P44">– Будем наплавлять на обода резину, и наши красотки станут тише мотылька <text:span text:style-name="T30">и мягче пуха</text:span>!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text:span text:style-name="T44">шестой</text:span>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text:span text:style-name="T36">знания </text:span>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7">Я посмотрел на часы. До <text:span text:style-name="T55">семи</text:span> оставалось двадцать минут — как раз, чтоб успеть <text:span text:style-name="T31">дойти до библиотеки.</text:span></text:p>
      <text:p text:style-name="P48">– <text:span text:style-name="T32">На сегодня довольно. Я ж вижу, ты торопишься. – заметил Норф.</text:span></text:p>
      <text:p text:style-name="P60">Я благодарно кивнул и принялся собирать<text:span text:style-name="T33">ся</text:span>. <text:span text:style-name="T33">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span></text:p>
      <text:p text:style-name="P61">Я закрыл саквояж и сунул его в рюкзак.</text:p>
      <text:p text:style-name="P49">– <text:span text:style-name="T34">Завтра будешь? </text:span>– <text:span text:style-name="T34">спросил Норф.</text:span></text:p>
      <text:p text:style-name="P49">– <text:span text:style-name="T34">В то же время. </text:span>– <text:span text:style-name="T34">подтвердил я.</text:span></text:p>
      <text:p text:style-name="P49"/>
      <text:p text:style-name="P59">***</text:p>
      <text:p text:style-name="P49"/>
      <text:p text:style-name="P61">Знакомый силуэт уже <text:span text:style-name="T35">поджидал меня в полумраке читального зала. Селестия стояла между книжных шкафов, куда не доставал мягкий свет светильника.</text:span></text:p>
      <text:p text:style-name="P50">– <text:span text:style-name="T54">Здрасьте!</text:span></text:p>
      <text:p text:style-name="P62">Аликорница не ответила, всматриваясь в глобус.</text:p>
      <text:p text:style-name="P51">– <text:span text:style-name="T37">Привет, говорю! </text:span>– <text:span text:style-name="T37">я подошёл вплотную и легонько сжал ей холку.</text:span></text:p>
      <text:p text:style-name="P52"><text:soft-page-break/>– <text:span text:style-name="T37">А, это ты, Макс? Привет. </text:span>– <text:span text:style-name="T38">аликорница, наконец, оторвалась от разноцветной сферы. </text:span>– <text:span text:style-name="T39">Как осваиваешься?</text:span></text:p>
      <text:p text:style-name="P53">– <text:span text:style-name="T40">Нормально осваиваюсь. Работу себе нашёл. К <text:s/>Норфолку Каррусу в ученики записался.</text:span></text:p>
      <text:p text:style-name="P54">– <text:span text:style-name="T40">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text:span>— <text:span text:style-name="T41">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text:span>– <text:span text:style-name="T43">Селестия улыбнулась воспоминаниям. </text:span>– <text:span text:style-name="T43">Давненько к нему не захаживала. Как он?</text:span></text:p>
      <text:p text:style-name="P54">– <text:span text:style-name="T43">Честно говоря, не очень. </text:span>– <text:span text:style-name="T43">я не стал огорчать принцессу тем фактом, что её друг теперь стал старым в буквальном смысле слова. </text:span>– <text:span text:style-name="T43">А ты, я вижу, выздоравливаешь? Доктор Плантаго разрешил ходить без корсета?</text:span></text:p>
      <text:p text:style-name="P55">– <text:span text:style-name="T45">Да, уже пять дней. Так здорово снова чувствовать свои мышцы! Корсет был ужасен.</text:span></text:p>
      <text:p text:style-name="P64">Аликорница прошлась <text:span text:style-name="T46">передо мной с раскрытыми крыльями, демонстрируя восстановленную работоспособность.</text:span></text:p>
      <text:p text:style-name="P56">– <text:span text:style-name="T54">Ну что же, и я рад за тебя. </text:span>– <text:span text:style-name="T47">я отвернулся, присел на край стола и стал изучать потолок. </text:span>– <text:span text:style-name="T47">Зачем вызывала?</text:span></text:p>
      <text:p text:style-name="P65">Шаги <text:span text:style-name="T53">сзади </text:span>прекратились. Некоторое время за спиной было тихо. Потом из-за моего плеча показалась голова <text:span text:style-name="T48">а</text:span>ликорницы. Её нос почти упёрся в мой, а <text:span text:style-name="T48">розовый глаз заполнил всё видимое пространство</text:span>.</text:p>
      <text:p text:style-name="P57">– <text:span text:style-name="T50">Ты сердишься?</text:span></text:p>
      <text:p text:style-name="P67">Её ресницы щекотали мне щёку. Я отодвинул её морду от лица и сказал скучающим тоном:</text:p>
      <text:p text:style-name="P57">– <text:span text:style-name="T50">Та не, с чего бы? За что мне на тебя сердиться?</text:span></text:p>
      <text:p text:style-name="P58">– <text:span text:style-name="T53">Но ты ведёшь себя как чужой. Как будто мы незнакомы! Ещё чуть-чуть, и станешь называть меня на «Вы» и «Ваше Высочество».</text:span></text:p>
      <text:p text:style-name="P68">Меня прорвало.</text:p>
      <text:p text:style-name="P127">– <text:span text:style-name="T54">Ха! Это я веду себя как чужой?!! Я?!! А кто исчез на неделю? Без единой, блин, весточки! «Как будто мы незнакомы»! </text:span>– <text:span text:style-name="T54">съязвил я. </text:span>– <text:span text:style-name="T54">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text:span>— <text:span text:style-name="T54"><text:s/>бросила, захотела </text:span>— <text:span text:style-name="T54">снова вспомнила? Я не игрушка, блин!!!</text:span></text:p>
      <text:p text:style-name="P134">Я вытащил из заднего кармана <text:span text:style-name="T62">брюк </text:span>смятую записку с королевскими вензелями и бросил её на пол.</text:p>
      <text:p text:style-name="P68">Аликорница начала молча ходить передо мной взад-вперёд <text:span text:style-name="T57">поджав губы и нервно подёргивая хвостом</text:span>. Я пересчи<text:span text:style-name="T58">тывал</text:span> книги на верхней полке шкафа.</text:p>
      <text:p text:style-name="P68">Наконец <text:span text:style-name="T58">Селестия</text:span> <text:span text:style-name="T59">развернулась</text:span> и глубоко <text:span text:style-name="T57">вы</text:span>дохнула.</text:p>
      <text:p text:style-name="P125">– <text:span text:style-name="T56">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span></text:p>
      <text:p text:style-name="P132">Я подошёл к аликорнице и прикоснулся к её шее.</text:p>
      <text:p text:style-name="P126">– <text:span text:style-name="T60">Всё в порядке. Я тебя понимаю </text:span>— <text:span text:style-name="T60">и ценю твоё признание. Сам бы ещё и не так себя повёл на твоём месте.</text:span></text:p>
      <text:p text:style-name="P126">– <text:span text:style-name="T60">Да? А как бы ты себя повёл? </text:span>– <text:span text:style-name="T60">заинтересовалась Селестия.</text:span></text:p>
      <text:p text:style-name="P132">Я вспомнил свои неудачные попытки завязать личную жизнь с девушками. Конечно, <text:span text:style-name="T61">те</text:span> были далеки от совершенства. Но так ли безгрешен был я сам?</text:p>
      <text:p text:style-name="P126">– <text:span text:style-name="T60">Я бы не извинился. Огрызался бы и считал себя правым до последнего. Ещё и послал бы подальше.</text:span></text:p>
      <text:p text:style-name="P132"><text:soft-page-break/>Аликорница насмешливо покачала головой.</text:p>
      <text:p text:style-name="P126">– <text:span text:style-name="T60">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span></text:p>
      <text:p text:style-name="P133">Я <text:span text:style-name="T65">снова присел на столик, теперь уже лицом к аликорнице.</text:span></text:p>
      <text:p text:style-name="P128">– <text:span text:style-name="T65">Так что случилось? Куда ты пропадала? Рассказывай.</text:span></text:p>
      <text:p text:style-name="P138">Смешливость Селестии моментально сошла на нет. <text:span text:style-name="T66">Она молча подошла к глобусу и поманила меня к себе. На внушительных размеров шар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span></text:p>
      <text:p text:style-name="P129">– <text:span text:style-name="T66">Что ты видишь? </text:span>– <text:span text:style-name="T66">спросила она напряжённо.</text:span></text:p>
      <text:p text:style-name="P130">– <text:span text:style-name="T67">Часть побережья. К побережью подходит лес. Неподалёку проходит железная дорога. Чуть-чуть ниже по карте проходит граница Эквестрии. </text:span>– <text:span text:style-name="T67">послушно ответил я. И удивлённо замолк, услышав тяжёлое дыхание аликорницы.</text:span></text:p>
      <text:p text:style-name="P131">– <text:span text:style-name="T67">Тут был город. Граница проходила дальше, а тут был город. Железная дорога делала изгиб и проходила через него. </text:span>– <text:span text:style-name="T70">аликорница произносила эти слова через силу, закрыв глаза, как бы во сне.</text:span></text:p>
      <text:p text:style-name="P139">Я внимательно посмотрел на карту. Никакого города там не было. <text:span text:style-name="T68">Железная дорога стрункой проходила через лес, нигде особо не отклоняясь от ровной линии до самых гор.</text:span></text:p>
      <text:p text:style-name="P130"/>
      <text:p text:style-name="P129"/>
      <text:p text:style-name="P136">&lt;<text:span text:style-name="T11">Селестия рассказывает про эпизод с жеребятами-пегасами в лётной школе. </text:span><text:span text:style-name="T18">Прогулка к крепостной стене у пропасти. </text:span><text:span text:style-name="T11">Лёгкое землятрясение.</text:span>&gt;</text:p>
      <text:p text:style-name="P44"/>
      <text:p text:style-name="P44"/>
      <text:p text:style-name="P45">Откуда-то с окраины парка донёсся еле слышный вопль:</text:p>
      <text:p text:style-name="P45">– Индиго-о-о! Индиго-о-о-о! Домой!! Где эта несносная кобылка?!</text:p>
      <text:p text:style-name="P45">Я вспомнил утреннюю встречу.</text:p>
      <text:p text:style-name="P45">– У меня к тебе просьба от одной весьма бойкой особы.</text:p>
      <text:p text:style-name="P45">– Да? – отвлеклась от мрачных дум аликорница.</text:p>
      <text:p text:style-name="P45">– Некая Индиго Мэдтроттер просила тебя найти её подружку, Шейлу Блюскай. Якобы, она пропала.</text:p>
      <text:p text:style-name="P45">– Шейла? – Селестия тёрла копытом висок, старалась освежить память. – Да-да, помню её.</text:p>
      <text:p text:style-name="P45"/>
      <text:p text:style-name="P45"/>
      <text:p text:style-name="P45">&lt;Индиго Мэдтроттер утратила Шейлу Блюскай. Селестия вспоминает эпизод с Шейлой.&gt;</text:p>
      <text:p text:style-name="P45"/>
      <text:p text:style-name="P33">&lt;Продолжение разговора - «на чём мы остановились?»&gt;</text:p>
      <text:p text:style-name="P45"/>
      <text:p text:style-name="P45">&lt;<text:span text:style-name="T11">(после 34:</text:span></text:p>
      <text:p text:style-name="P66"><text:span text:style-name="T11">← </text:span><text:span text:style-name="T16">Не понял? </text:span><text:span text:style-name="T11">А что это, если не любовь?</text:span></text:p>
      <text:p text:style-name="P34">- Мааакс! - мягко произнесла аликорница. - Аликорны не могут любить. Я же тебе рассказывала прямо перед этим. Думала, ты поймёшь...</text:p>
      <text:p text:style-name="P33"><text:soft-page-break/>– <text:span text:style-name="T51">Охренеть</text:span>! А <text:span text:style-name="T52">зачем</text:span> ты завела отношения со мной? <text:span text:style-name="T52">Тебе жеребцов из дворцовой стражи не хватает? Свежачка захотелось? </text:span></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5"><text:span text:style-name="T11">– <text:s/>Мне очень жаль...</text:span>&gt;</text:p>
      <text:p text:style-name="P45"/>
      <text:p text:style-name="P43"><text:span text:style-name="T1">&lt;</text:span>сюжеты из 1001 ночи<text:span text:style-name="T1">&gt;</text:span></text:p>
      <text:p text:style-name="P45"/>
      <text:p text:style-name="P45">&lt;Упоминание Стар Свирлом элементов гармонии&gt;</text:p>
      <text:p text:style-name="P7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1"/>
      <text:p text:style-name="P39"/>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49"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text:soft-page-break/>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text:soft-page-break/>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4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oft-page-break/><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49"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soft-page-break/>...</text:p>
      <text:p text:style-name="P2"/>
      <text:h text:style-name="P149"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text:soft-page-break/>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oft-page-break/><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49" text:outline-level="2">В библиотеке замка Селестии</text:h>
      <text:p text:style-name="P97"/>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oft-page-break/><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49"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oft-page-break/><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text:soft-page-break/>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4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text:soft-page-break/>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oft-page-break/><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49"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text:soft-page-break/></text:p>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9" text:outline-level="2">Сон Макса</text:h>
      <text:p text:style-name="P97"/>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oft-page-break/><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4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oft-page-break/><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oft-page-break/><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oft-page-break/><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oft-page-break/><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49"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text:soft-page-break/>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4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4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49"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49"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49"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9" text:outline-level="2">Поиск решения</text:h>
      <text:p text:style-name="P97"/>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4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2"/>
      <text:h text:style-name="P14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9"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9" text:outline-level="2"><text:soft-page-break/>След?</text:h>
      <text:p text:style-name="P97"/>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9"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82"/>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9">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5">– </text:span>Ну хорошо. Убедила. В конце-концов, можем поступить так. Вы с Флатти вернётесь обратно а я продолжу поиски здесь.</text:p>
      <text:p text:style-name="P8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5">– </text:span>Вы можете связываться со мной раз в месяц по коридору.</text:p>
      <text:p text:style-name="P8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5">– </text:span>Конечно оставаться. Кто ещё, кроме нас, может найти её?</text:p>
      <text:p text:style-name="P82"><text:span text:style-name="T5">– </text:span>Я думал, ты не сможешь оставить Энджела и всех остальных надолго.</text:p>
      <text:p text:style-name="P8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5">– </text:span>Извини, Флаттершай, забылся.</text:p>
      <text:p text:style-name="P87"><text:span text:style-name="T5">– </text:span>Та ладно, я ж не против, – возразила Эпплджек. – Не парься, Флатти. Было б хуже, если б он <text:s/>назвал меня Эпплджек на людях.</text:p>
      <text:p text:style-name="P87"><text:span text:style-name="T5">– </text:span>Ты так... – запнулась Флаттершай. – Так быстро забыла свою ферму. И...</text:p>
      <text:p text:style-name="P8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5">– </text:span>Как ты можешь так говорить? – расплакалась Флаттершай.</text:p>
      <text:p text:style-name="P87"><text:span text:style-name="T5">– </text:span>Эй, девушки, не ссорьтесь! Мы — одна команда! И надеюсь, останемся ею и в дальнейшем. </text:p>
      <text:list xml:id="list2798570926704714646" text:style-name="L5">
        <text:list-header>
          <text:p text:style-name="P1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oft-page-break/><text:span text:style-name="T5">– </text:span>А если нет? – Эпплджек смотрела мне мне прямо в глаза.</text:p>
      <text:list xml:id="list171204251044890" text:continue-numbering="true" text:style-name="L5">
        <text:list-header>
          <text:p text:style-name="P140">Я молча пожал плечами. Эпплджек уверенно продолжила.</text:p>
        </text:list-header>
      </text:list>
      <text:p text:style-name="P8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5">– </text:span>Спасибо, ЭйДжей.</text:p>
      <text:p text:style-name="P8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1205046569488" text:continue-numbering="true" text:style-name="L5">
        <text:list-header>
          <text:p text:style-name="P140">Флаттершай пробормотала нечто, показавшееся мне знакомым.</text:p>
        </text:list-header>
      </text:list>
      <text:p text:style-name="P87"><text:span text:style-name="T5">– </text:span>Флатти, ты что-то сказала? Я не расслышал.</text:p>
      <text:p text:style-name="P87"><text:span text:style-name="T5">– </text:span>Намерение Изменяет Реальность.</text:p>
      <text:p text:style-name="P87"><text:span text:style-name="T5">– </text:span>Эээ. А где ты слышала эту фразу, если не секрет?</text:p>
      <text:p text:style-name="P8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1204072798221" text:continue-numbering="true" text:style-name="L5">
        <text:list-header>
          <text:p text:style-name="P140">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5">– </text:span>Флатти, ЭйДжей, буду через час. Ждите!</text:p>
      <text:p text:style-name="P82"/>
      <text:h text:style-name="P148" text:outline-level="2">Почти.</text:h>
      <text:p text:style-name="P95"/>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5">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text:soft-page-break/>–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48" text:outline-level="2">Дискорд</text:h>
      <text:p text:style-name="P97"/>
      <text:p text:style-name="P95">Девушки поспешно собирались, пока я растолковывал им задачу.</text:p>
      <text:p text:style-name="P9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5"><text:span text:style-name="T5">– </text:span>Это тот твой приятель, который разбился с полгода назад? – спросила Эпплджек.</text:p>
      <text:p text:style-name="P95"><text:span text:style-name="T5">– </text:span>Да, это он.</text:p>
      <text:p text:style-name="P95"><text:span text:style-name="T5">– </text:span>А как мы попадём в его квартиру? Там сейчас кто-то живёт? – Флаттершай прыгала на одной ноге, натягивая кед.</text:p>
      <text:p text:style-name="P9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9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96">Я поднёс брелок пропуска к домофону, но дверь подъезда не открылась. Замигала красная лампочка и зажужжал зуммер.</text:p>
      <text:p text:style-name="P96">Я выругался.</text:p>
      <text:p text:style-name="P96"><text:span text:style-name="T5">– </text:span>Макс, что случилось? У нас проблемы?</text:p>
      <text:p text:style-name="P9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6"><text:span text:style-name="T5">– </text:span>Так что, будем ломать дверь? – Эпплджек критически осмотрелась, подмечая бабулек на лавочке и зевак во внутреннем скверике.</text:p>
      <text:p text:style-name="P96"><text:span text:style-name="T5">– </text:span>Нет нужды. Лучше станьте-ка сзади меня так, чтобы заслонить от этих бабулек и от вооон той камеры наблюдения.</text:p>
      <text:list xml:id="list213861715454044712" text:style-name="L6">
        <text:list-header>
          <text:p text:style-name="P1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13"><text:span text:style-name="T5">–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13"><text:span text:style-name="T5">– </text:span>Макс, тут окно разбито! И верёвка какая-то висит. – крикнула Флаттершай из кухни.</text:p>
      <text:p text:style-name="P113"><text:span text:style-name="T5">–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13"><text:span text:style-name="T5">– </text:span>Монитор выключен. – <text:s/>раздалось из угла. Кресло с высокой спинкой повернулось, открыв нашим взорам Дискорда. </text:p>
      <text:p text:style-name="P11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3">Он приподнял панамку, дурашливо здороваясь.</text:p>
      <text:p text:style-name="P113"><text:span text:style-name="T5">– </text:span>Оп-па! – пробормотала Эпплджек. – Нежданчик!</text:p>
      <text:p text:style-name="P113"><text:span text:style-name="T5">– </text:span>Ты, я вижу, времени не терял, – моя рука под прикрытием стола медленно тянулась к тяжёлой фарфоровой кружке, стоящей на краю.</text:p>
      <text:p text:style-name="P9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5">– </text:span>А почему ты вообще решил искать нас тут? – спросила Эпплджек. – Приехал бы домой. Мы б тебя чаем напоили.</text:p>
      <text:p text:style-name="P98"><text:span text:style-name="T5">–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8"><text:span text:style-name="T5">– </text:span>С кем это вы тут разговариваете?</text:p>
      <text:list xml:id="list7539710143622444999" text:style-name="L7">
        <text:list-header>
          <text:p text:style-name="P152">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пустила толстенный том «Энтерпрайз-паттернов» , издание девятое, дополненное.</text:p>
      <text:p text:style-name="P113">На лице Дискорда появилось удивлённо-мечтательное выражение и он вырубился.</text:p>
      <text:p text:style-name="P113"/>
      <text:h text:style-name="P149" text:outline-level="2">Селестия</text:h>
      <text:p text:style-name="P113"/>
      <text:p text:style-name="P113">Включенный монитор показал схематическое изображение Селестиии, </text:p>
      <text:p text:style-name="P114">&gt;\<text:span text:style-name="T1">Привет, Селестия. Это Макс. Как себя чувствуешь?</text:span></text:p>
      <text:p text:style-name="P114">&lt;\<text:span text:style-name="T1">Макс? МАКС??? МА-А-А-АКС!!! НАКОНЕЦ-ТО! КАК Я РАДА ТЕБЯ СЛЫШАТЬ! </text:span></text:p>
      <text:p text:style-name="P114">&gt;\<text:span text:style-name="T1">Я рад, что нашёл тебя, Тия.</text:span></text:p>
      <text:p text:style-name="P11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4">&gt;\<text:span text:style-name="T1">Тия, я сейчас подключу микрофон и колонки, и мы сможем общаться более удобно.</text:span></text:p>
      <text:p text:style-name="P113">…</text:p>
      <text:p text:style-name="P113">– Привет опять. Как ты меня слышишь?</text:p>
      <text:p text:style-name="P11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4">– <text:span text:style-name="T1">Могу себе представить. Как-то раз я провёл три часа камере сенсорной депривации. Мне не понравилось.</text:span></text:p>
      <text:p text:style-name="P113">– Эммм... Ваше Высочество, вы в порядке? Мы так рады, что наконец-то нашли Вас! – вклинилась в разговор Эпплджек.</text:p>
      <text:p text:style-name="P113">– Кто тут? Макс, кто ещё с тобой?</text:p>
      <text:p text:style-name="P114"><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4">– <text:span text:style-name="T1">Девочки? Я рада вас слышать. А Твайлайт нет рядом?</text:span></text:p>
      <text:p text:style-name="P11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3">При этих словах Дискорд замычал и задёргался. Эпплджек нахмурилась и проверила верёвки, привязывающие его к спинке стула.</text:p>
      <text:p text:style-name="P11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3"><text:soft-page-break/>– Ноутбук — так называется место, где я нахожусь сейчас? А кто это мычит?</text:p>
      <text:p text:style-name="P11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3">– О, духи предков, но зачем??? Почему у него кляп во рту?</text:p>
      <text:p text:style-name="P113">– Мы связали его. Он нас предал. И тебя. И Эквестрию. Всех.</text:p>
      <text:p text:style-name="P113">При этих словах Эпплджек и Флаттершай непонимающе уставились на меня, а Дискорд протестующе замычал.</text:p>
      <text:p text:style-name="P113">Я начал рассказывать о своих догадках, и непонимающее выражение на лицах девушек сменилось удивлением.</text:p>
      <text:p text:style-name="P11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3">– А зачем тогда ты приложила его книгой? – непонимающе уставился я на неё.</text:p>
      <text:p text:style-name="P113">– Потому что ты напал на него. Я и подумала — тебе виднее. И подсобила.</text:p>
      <text:p text:style-name="P113">Флаттершай отрицающе мотнула головой.</text:p>
      <text:p text:style-name="P113">– Не может Дискорд быть предателем. Он мой друг.</text:p>
      <text:p text:style-name="P113">Дискорд благодарственно замычал и закивал головой.</text:p>
      <text:p text:style-name="P11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3">Дискорд завёл глаза на лоб и обречённо завыл.</text:p>
      <text:p text:style-name="P113">– Макс, постой. Дай мне поговорить с ним. – сказала Селестия. – Не могу поверить, что Дискорд на такое пошёл.</text:p>
      <text:p text:style-name="P113">– Ну хорошо. Поговори. Послушаем, что он скажет.</text:p>
      <text:p text:style-name="P113">Я красноречиво покачал кулак перед его носом и вытащил кляп.</text:p>
      <text:p text:style-name="P113">...</text:p>
      <text:p text:style-name="P104">–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104">– Это я-то устраиваю цирк?!! ДА ТЫ НА СЕБЯ ПОСМОТРИ, КЛОУН!!! На людей кидаешься, чашками бросаешься, вон, мне нос разбил! Дерёшься...</text:p>
      <text:p text:style-name="P104">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text:soft-page-break/></text:p>
      <text:p text:style-name="P108">Из колонок послышался лёгкий шорох.</text:p>
      <text:p text:style-name="P104">–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5">***</text:p>
      <text:p text:style-name="P10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исследуй его сполна!..</text:p>
      <text:p text:style-name="P105">***</text:p>
      <text:p text:style-name="P110">&lt;<text:span text:style-name="T12">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108">– И что? – продолжила его мысль Эпплджек.</text:p>
      <text:p text:style-name="P108">–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text:soft-page-break/>–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Бля!!!...</text:p>
      <text:p text:style-name="P104">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104"/>
      <text:h text:style-name="P149" text:outline-level="2">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4">– ЙУУУУУУУХХХУУУУУ!!! – заорал Дискорд, сложил крылья и врезался в шар.</text:p>
      <text:p text:style-name="P109"><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0"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5">–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text:soft-page-break/>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oft-page-break/><text:span text:style-name="T9">–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5">&lt;</text:span>упомянуть в эпизоде на Терре, что МЛП-сериал закрылся год назад<text:span text:style-name="T5">&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5">&lt;</text:span><text:span text:style-name="T13">чёрт</text:span><text:span text:style-name="T5">&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1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5">– Хорошо. Уболтал. Кьютимарки беру на себя. Так и знал, что мне самое трудное достанется!</text:p>
      <text:p text:style-name="P11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5">Анакорн проследил мой взгляд.</text:p>
      <text:p text:style-name="P115">– Нечего так смотреть. Если я стану применять магию вместо ловкости, теряется весь смысл упражнения... О, глянь-ка на Эквус!</text:p>
      <text:p text:style-name="P115"><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5"/>
      <text:p text:style-name="P117">Да, т<text:span text:style-name="T2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
      <text:p text:style-name="P11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7"/>
      <text:p text:style-name="P115">Я опять задумался. В голове было пусто. Хотя, если подумать с точки зрения программиста, можно... Наверное можно, раз все предыдущее прокатило...</text:p>
      <text:p text:style-name="P116">–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6">– Не понял? Это как? Как ты совместишь разрушенную магическими войнами Эквестрию с романтически-сексуальным раем для попаданцев?</text:p>
      <text:p text:style-name="P11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6">Анакорн долго мусолил карандаш, а потом вдруг заржал.</text:p>
      <text:p text:style-name="P11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16">Анакорн примирительно похлопал меня по плечу.</text:p>
      <text:p text:style-name="P11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6">Я подозрительно посмотрел на Анакорна.</text:p>
      <text:p text:style-name="P116"><text:span text:style-name="T5">– </text:span>Какой ещё, нафиг, «мой фанфик»? Я никакого фанфика не писал. И не собираюсь, вообще-то.</text:p>
      <text:p text:style-name="P116">Анакорн ехидно ухмыльнулся и откинулся в кресле, переплетя пальцы за затылком.</text:p>
      <text:p text:style-name="P116"><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5"><text:span text:style-name="T5">– </text:span>Факн щит<text:note text:id="ftn12" text:note-class="footnote"><text:note-citation>12</text:note-citation><text:note-body><text:p text:style-name="P11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5">Анакорн развёл руками.</text:p>
      <text:p text:style-name="P11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88">***</text:p>
      <text:p text:style-name="P88"/>
      <text:p text:style-name="P87">&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7"><text:soft-page-break/></text:p>
      <text:p text:style-name="P87">–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11">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text:span text:style-name="T69">Моё враньё чуть было не разрушило всё. И только любящее сердце Дэш спасло ситуацию.</text:span></text:p>
      <text:p text:style-name="P143">Я покачал головой.</text:p>
      <text:p text:style-name="P87"><text:span text:style-name="T11">– </text:span><text:span text:style-name="T17">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text:span><text:span text:style-name="T11">е волнуйся. Я сделаю то, что должен...</text:span>&gt;</text:p>
      <text:p text:style-name="P8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7345400528626034958" text:style-name="L8">
        <text:list-header>
          <text:p text:style-name="P144">(<text:span text:style-name="T20">Луна — как повелительница снов, слышала разговор Макса с Анакорном</text:span>)</text:p>
          <text:p text:style-name="P145"/>
        </text:list-header>
      </text:list>
      <text:p text:style-name="P105"><text:soft-page-break/>***</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82">Я опустил руку на шею Дэш и ощутил теплоту и лёгкое покалывание в пустоте.</text:p>
      <text:p text:style-name="P82"><text:span text:style-name="T5">–</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49" text:outline-level="2">Земля</text:h>
      <text:p text:style-name="P85">Музыкальная тема из бегущего по лезвию бритвы — <text:span text:style-name="T5">Mission impossible</text:span></text:p>
      <text:p text:style-name="P86">&lt;Ужас возвращения из тёплого волшебного мира друзей в холодную скучную реальность.&gt;</text:p>
      <text:p text:style-name="P8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80"><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8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1">Доставая из стола ключи от машины, опять наткнулся взглядом на эскиз.</text:p>
      <text:p text:style-name="P8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1">Назову-ка я фантазию «Последний фанфик».</text:p>
      <text:p text:style-name="P81"/>
      <text:p text:style-name="P81"/>
      <text:p text:style-name="P81"/>
      <text:p text:style-name="P82"/>
      <text:p text:style-name="P82"/>
      <text:p text:style-name="P82"/>
      <text:p text:style-name="P82"/>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82"/>
      <text:p text:style-name="P82"/>
      <text:p text:style-name="P82"/>
      <text:p text:style-name="P8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13T17:12:03.006667662</dc:date>
    <meta:editing-duration>P44DT22H9M45S</meta:editing-duration>
    <meta:editing-cycles>1803</meta:editing-cycles>
    <meta:generator>LibreOffice/5.0.2.2$Linux_X86_64 LibreOffice_project/00m0$Build-2</meta:generator>
    <meta:document-statistic meta:table-count="0" meta:image-count="0" meta:object-count="0" meta:page-count="118" meta:paragraph-count="2462" meta:word-count="53925" meta:character-count="358515" meta:non-whitespace-character-count="304380"/>
  </office:meta>
</office:document-meta>
</file>